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1.1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0.393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02cm solid #000000" style:diagonal-bl-tr="none" style:diagonal-tl-br="non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35cm solid #000000" style:diagonal-bl-tr="none" style:diagonal-tl-br="none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diagonal-bl-tr="none" style:diagonal-tl-br="none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2" style:family="table-cell" style:parent-style-name="Default" style:data-style-name="N108">
      <style:table-cell-properties fo:border-bottom="0.035cm solid #000000" style:diagonal-bl-tr="none" style:diagonal-tl-br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5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35cm solid #000000" fo:background-color="#ffffff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35cm solid #000000" fo:background-color="#ff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02cm solid #000000" fo:background-color="#ffffff" style:diagonal-bl-tr="none" style:diagonal-tl-br="none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20" style:family="table-cell" style:parent-style-name="Default" style:data-style-name="N108">
      <style:table-cell-properties fo:border-bottom="0.035cm solid #000000" fo:background-color="#ffffff" style:diagonal-bl-tr="none" style:diagonal-tl-br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22" style:family="table-cell" style:parent-style-name="Default" style:data-style-name="N2">
      <style:table-cell-properties fo:border-bottom="0.035cm solid #000000" fo:background-color="#ff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02cm solid #000000" style:diagonal-bl-tr="0.002cm solid #000000" style:diagonal-tl-br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27" style:family="table-cell" style:parent-style-name="Default" style:data-style-name="N108">
      <style:table-cell-properties fo:border-bottom="0.035cm solid #000000" style:diagonal-bl-tr="none" style:diagonal-tl-br="none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35cm solid #000000" style:diagonal-bl-tr="0.002cm solid #000000" style:diagonal-tl-br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33% 58%" fo:font-style="italic" style:font-style-asian="italic" style:font-style-complex="italic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number-columns-repeated="6" table:default-cell-style-name="ce9"/>
        <table:table-column table:style-name="co2" table:default-cell-style-name="Default"/>
        <table:table-column table:style-name="co2" table:number-columns-repeated="3" table:default-cell-style-name="ce9"/>
        <table:table-column table:style-name="co2" table:default-cell-style-name="ce24"/>
        <table:table-column table:style-name="co3" table:default-cell-style-name="Default"/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>
            <text:p>I<text:span text:style-name="T1">Б </text:span><text:span text:style-name="T2">, мкА</text:span>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50">
            <text:p>50</text:p>
          </table:table-cell>
          <table:table-cell table:style-name="ce16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400">
            <text:p>400</text:p>
          </table:table-cell>
          <table:table-cell table:style-name="ce23" office:value-type="float" office:value="500">
            <text:p>500</text:p>
          </table:table-cell>
          <table:table-cell table:number-columns-repeated="15"/>
        </table:table-row>
        <table:table-row table:style-name="ro2">
          <table:table-cell office:value-type="string">
            <text:p>U<text:span text:style-name="T1">БЭ </text:span>, B</text:p>
            <text:p>при U<text:span text:style-name="T1">КЭ</text:span> = 0</text:p>
          </table:table-cell>
          <table:table-cell office:value-type="float" office:value="0.471">
            <text:p>0,471</text:p>
          </table:table-cell>
          <table:table-cell office:value-type="float" office:value="0.493">
            <text:p>0,493</text:p>
          </table:table-cell>
          <table:table-cell office:value-type="float" office:value="0.538">
            <text:p>0,538</text:p>
          </table:table-cell>
          <table:table-cell office:value-type="float" office:value="0.556">
            <text:p>0,556</text:p>
          </table:table-cell>
          <table:table-cell office:value-type="float" office:value="0.575">
            <text:p>0,575</text:p>
          </table:table-cell>
          <table:table-cell office:value-type="float" office:value="0.599">
            <text:p>0,599</text:p>
          </table:table-cell>
          <table:table-cell table:style-name="ce17" office:value-type="float" office:value="0.617">
            <text:p>0,617</text:p>
          </table:table-cell>
          <table:table-cell office:value-type="float" office:value="0.636">
            <text:p>0,636</text:p>
          </table:table-cell>
          <table:table-cell office:value-type="float" office:value="0.648">
            <text:p>0,648</text:p>
          </table:table-cell>
          <table:table-cell office:value-type="float" office:value="0.657">
            <text:p>0,657</text:p>
          </table:table-cell>
          <table:table-cell office:value-type="float" office:value="0.664">
            <text:p>0,664</text:p>
          </table:table-cell>
          <table:table-cell table:number-columns-repeated="15"/>
        </table:table-row>
        <table:table-row table:style-name="ro2">
          <table:table-cell table:style-name="ce3" office:value-type="string">
            <text:p>U<text:span text:style-name="T1">БЭ </text:span>, B</text:p>
            <text:p>при U<text:span text:style-name="T1">КЭ</text:span> = 15</text:p>
          </table:table-cell>
          <table:table-cell table:style-name="ce10" office:value-type="float" office:value="0.594">
            <text:p>0,594</text:p>
          </table:table-cell>
          <table:table-cell table:style-name="ce10" office:value-type="float" office:value="0.621">
            <text:p>0,621</text:p>
          </table:table-cell>
          <table:table-cell table:style-name="ce10" office:value-type="float" office:value="0.674">
            <text:p>0,674</text:p>
          </table:table-cell>
          <table:table-cell table:style-name="ce10" office:value-type="float" office:value="0.695">
            <text:p>0,695</text:p>
          </table:table-cell>
          <table:table-cell table:style-name="ce10" office:value-type="float" office:value="0.715">
            <text:p>0,715</text:p>
          </table:table-cell>
          <table:table-cell table:style-name="ce10" office:value-type="float" office:value="0.742">
            <text:p>0,742</text:p>
          </table:table-cell>
          <table:table-cell table:style-name="ce18" office:value-type="float" office:value="0.762">
            <text:p>0,762</text:p>
          </table:table-cell>
          <table:table-cell table:style-name="ce10" office:value-type="float" office:value="0.783">
            <text:p>0,783</text:p>
          </table:table-cell>
          <table:table-cell table:style-name="ce10" office:value-type="float" office:value="0.795">
            <text:p>0,795</text:p>
          </table:table-cell>
          <table:table-cell table:style-name="ce10" office:value-type="float" office:value="0.804">
            <text:p>0,804</text:p>
          </table:table-cell>
          <table:table-cell table:style-name="ce25" office:value-type="float" office:value="0.811">
            <text:p>0,811</text:p>
          </table:table-cell>
          <table:table-cell table:number-columns-repeated="15"/>
        </table:table-row>
        <table:table-row table:style-name="ro2">
          <table:table-cell table:style-name="ce4" office:value-type="string">
            <text:p>h<text:span text:style-name="T1">11 </text:span><text:span text:style-name="T2">, Ом</text:span></text:p>
            <text:p>при U<text:span text:style-name="T1">КЭ</text:span> = 0</text:p>
          </table:table-cell>
          <table:table-cell table:style-name="ce11" table:formula="of:=1000000*([.C2]-[.B2])/([.C1]-[.B1])" office:value-type="float" office:value="43999.9999999999">
            <text:p>43999,9999999999</text:p>
          </table:table-cell>
          <table:table-cell table:style-name="ce11" table:formula="of:=1000000*([.D2]-[.C2])/([.D1]-[.C1])" office:value-type="float" office:value="11250">
            <text:p>11250</text:p>
          </table:table-cell>
          <table:table-cell table:style-name="ce11" table:formula="of:=1000000*([.E2]-[.D2])/([.E1]-[.D1])" office:value-type="float" office:value="3600">
            <text:p>3600</text:p>
          </table:table-cell>
          <table:table-cell table:style-name="ce11" table:formula="of:=1000000*([.F2]-[.E2])/([.F1]-[.E1])" office:value-type="float" office:value="1900">
            <text:p>1900</text:p>
          </table:table-cell>
          <table:table-cell table:style-name="ce11" table:formula="of:=1000000*([.G2]-[.F2])/([.G1]-[.F1])" office:value-type="float" office:value="799.999999999997">
            <text:p>800</text:p>
          </table:table-cell>
          <table:table-cell table:style-name="ce11" table:formula="of:=1000000*([.H2]-[.G2])/([.H1]-[.G1])" office:value-type="float" office:value="360">
            <text:p>360</text:p>
          </table:table-cell>
          <table:table-cell table:style-name="ce19" table:formula="of:=1000000*([.I2]-[.H2])/([.I1]-[.H1])" office:value-type="float" office:value="190">
            <text:p>190</text:p>
          </table:table-cell>
          <table:table-cell table:style-name="ce11" table:formula="of:=1000000*([.J2]-[.I2])/([.J1]-[.I1])" office:value-type="float" office:value="120">
            <text:p>120</text:p>
          </table:table-cell>
          <table:table-cell table:style-name="ce11" table:formula="of:=1000000*([.K2]-[.J2])/([.K1]-[.J1])" office:value-type="float" office:value="90.0000000000001">
            <text:p>90</text:p>
          </table:table-cell>
          <table:table-cell table:style-name="ce11" table:formula="of:=1000000*([.L2]-[.K2])/([.L1]-[.K1])" office:value-type="float" office:value="70.0000000000001">
            <text:p>70</text:p>
          </table:table-cell>
          <table:table-cell table:style-name="ce26"/>
          <table:table-cell table:number-columns-repeated="15"/>
        </table:table-row>
        <table:table-row table:style-name="ro2">
          <table:table-cell table:style-name="ce5" office:value-type="string">
            <text:p>h<text:span text:style-name="T1">12</text:span></text:p>
          </table:table-cell>
          <table:table-cell table:style-name="ce12" table:formula="of:=([.B3]-[.B2])/15" office:value-type="float" office:value="0.0082">
            <text:p>8E-3</text:p>
          </table:table-cell>
          <table:table-cell table:style-name="ce12" table:formula="of:=([.C3]-[.C2])/15" office:value-type="float" office:value="0.00853333333333333">
            <text:p>9E-3</text:p>
          </table:table-cell>
          <table:table-cell table:style-name="ce12" table:formula="of:=([.D3]-[.D2])/15" office:value-type="float" office:value="0.00906666666666667">
            <text:p>9E-3</text:p>
          </table:table-cell>
          <table:table-cell table:style-name="ce12" table:formula="of:=([.E3]-[.E2])/15" office:value-type="float" office:value="0.00926666666666667">
            <text:p>9E-3</text:p>
          </table:table-cell>
          <table:table-cell table:style-name="ce12" table:formula="of:=([.F3]-[.F2])/15" office:value-type="float" office:value="0.00933333333333333">
            <text:p>9E-3</text:p>
          </table:table-cell>
          <table:table-cell table:style-name="ce12" table:formula="of:=([.G3]-[.G2])/15" office:value-type="float" office:value="0.00953333333333334">
            <text:p>1E-2</text:p>
          </table:table-cell>
          <table:table-cell table:style-name="ce20" table:formula="of:=([.H3]-[.H2])/15" office:value-type="float" office:value="0.00966666666666667">
            <text:p>1E-2</text:p>
          </table:table-cell>
          <table:table-cell table:style-name="ce12" table:formula="of:=([.I3]-[.I2])/15" office:value-type="float" office:value="0.0098">
            <text:p>1E-2</text:p>
          </table:table-cell>
          <table:table-cell table:style-name="ce12" table:formula="of:=([.J3]-[.J2])/15" office:value-type="float" office:value="0.0098">
            <text:p>1E-2</text:p>
          </table:table-cell>
          <table:table-cell table:style-name="ce12" table:formula="of:=([.K3]-[.K2])/15" office:value-type="float" office:value="0.0098">
            <text:p>1E-2</text:p>
          </table:table-cell>
          <table:table-cell table:style-name="ce27" table:formula="of:=([.L3]-[.L2])/15" office:value-type="float" office:value="0.0098">
            <text:p>1E-2</text:p>
          </table:table-cell>
          <table:table-cell table:number-columns-repeated="15"/>
        </table:table-row>
        <table:table-row table:style-name="ro3">
          <table:table-cell table:style-name="Default" table:number-columns-repeated="7"/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ce6" office:value-type="string">
            <text:p><text:span text:style-name="T3">U</text:span><text:span text:style-name="T4">КЭ </text:span><text:span text:style-name="T3">, B</text:span></text:p>
          </table:table-cell>
          <table:table-cell table:style-name="ce13" office:value-type="float" office:value="0.1">
            <text:p>0,1</text:p>
          </table:table-cell>
          <table:table-cell table:style-name="ce8" office:value-type="float" office:value="0.2">
            <text:p>0,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0">
            <text:p>10</text:p>
          </table:table-cell>
          <table:table-cell table:style-name="ce16" office:value-type="float" office:value="15">
            <text:p>1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0">
            <text:p>30</text:p>
          </table:table-cell>
          <table:table-cell table:style-name="ce23" office:value-type="float" office:value="35">
            <text:p>35</text:p>
          </table:table-cell>
          <table:table-cell table:number-columns-repeated="15"/>
        </table:table-row>
        <table:table-row table:style-name="ro2">
          <table:table-cell office:value-type="string">
            <text:p>I<text:span text:style-name="T1">К </text:span>, мА</text:p>
            <text:p>при I<text:span text:style-name="T1">Б</text:span> = 100 мкА</text:p>
          </table:table-cell>
          <table:table-cell office:value-type="float" office:value="3.263">
            <text:p>3,263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style-name="ce17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15"/>
        </table:table-row>
        <table:table-row table:style-name="ro2">
          <table:table-cell table:style-name="ce7" office:value-type="string">
            <text:p>I<text:span text:style-name="T1">К </text:span>, мА</text:p>
            <text:p>при I<text:span text:style-name="T1">Б</text:span> = 300 мкА</text:p>
          </table:table-cell>
          <table:table-cell office:value-type="float" office:value="6.631">
            <text:p>6,631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style-name="ce9"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table:number-columns-repeated="15"/>
        </table:table-row>
        <table:table-row table:style-name="ro2">
          <table:table-cell table:style-name="ce3" office:value-type="string">
            <text:p>I<text:span text:style-name="T1">К </text:span>, мА</text:p>
            <text:p>при I<text:span text:style-name="T1">Б</text:span> = 500 мкА</text:p>
          </table:table-cell>
          <table:table-cell table:style-name="ce10" office:value-type="float" office:value="8.709">
            <text:p>8,709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49">
            <text:p>49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56">
            <text:p>56</text:p>
          </table:table-cell>
          <table:table-cell table:style-name="ce10" office:value-type="float" office:value="59">
            <text:p>59</text:p>
          </table:table-cell>
          <table:table-cell table:style-name="ce10" office:value-type="float" office:value="63">
            <text:p>63</text:p>
          </table:table-cell>
          <table:table-cell table:style-name="ce10" office:value-type="float" office:value="67">
            <text:p>67</text:p>
          </table:table-cell>
          <table:table-cell table:style-name="ce25" office:value-type="float" office:value="70">
            <text:p>70</text:p>
          </table:table-cell>
          <table:table-cell table:number-columns-repeated="15"/>
        </table:table-row>
        <table:table-row table:style-name="ro2">
          <table:table-cell office:value-type="string">
            <text:p>h<text:span text:style-name="T1">21</text:span></text:p>
          </table:table-cell>
          <table:table-cell table:style-name="ce14" table:formula="of:=([.B9]-[.B8])/0.2" office:value-type="float" office:value="16.84">
            <text:p>16,84</text:p>
          </table:table-cell>
          <table:table-cell table:style-name="ce14" table:formula="of:=([.C9]-[.C8])/0.2" office:value-type="float" office:value="60">
            <text:p>60</text:p>
          </table:table-cell>
          <table:table-cell table:style-name="ce14" table:formula="of:=([.D9]-[.D8])/0.2" office:value-type="float" office:value="90">
            <text:p>90</text:p>
          </table:table-cell>
          <table:table-cell table:style-name="ce14" table:formula="of:=([.E9]-[.E8])/0.2" office:value-type="float" office:value="90">
            <text:p>90</text:p>
          </table:table-cell>
          <table:table-cell table:style-name="ce14" table:formula="of:=([.F9]-[.F8])/0.2" office:value-type="float" office:value="95">
            <text:p>95</text:p>
          </table:table-cell>
          <table:table-cell table:style-name="ce14" table:formula="of:=([.G9]-[.G8])/0.2" office:value-type="float" office:value="95">
            <text:p>95</text:p>
          </table:table-cell>
          <table:table-cell table:style-name="ce21" table:formula="of:=([.H9]-[.H8])/0.2" office:value-type="float" office:value="105">
            <text:p>105</text:p>
          </table:table-cell>
          <table:table-cell table:style-name="ce14" table:formula="of:=([.I9]-[.I8])/0.2" office:value-type="float" office:value="115">
            <text:p>115</text:p>
          </table:table-cell>
          <table:table-cell table:style-name="ce14" table:formula="of:=([.J9]-[.J8])/0.2" office:value-type="float" office:value="120">
            <text:p>120</text:p>
          </table:table-cell>
          <table:table-cell table:style-name="ce14" table:formula="of:=([.K9]-[.K8])/0.2" office:value-type="float" office:value="125">
            <text:p>125</text:p>
          </table:table-cell>
          <table:table-cell table:style-name="ce28" table:formula="of:=([.L9]-[.L8])/0.2" office:value-type="float" office:value="135">
            <text:p>135</text:p>
          </table:table-cell>
          <table:table-cell table:number-columns-repeated="15"/>
        </table:table-row>
        <table:table-row table:style-name="ro2">
          <table:table-cell table:style-name="ce3" office:value-type="string">
            <text:p>h<text:span text:style-name="T1">22</text:span><text:span text:style-name="T2"> , мСм</text:span></text:p>
            <text:p><text:span text:style-name="T3">при I</text:span><text:span text:style-name="T4">Б</text:span><text:span text:style-name="T3"> = 100 мкА</text:span></text:p>
          </table:table-cell>
          <table:table-cell table:style-name="ce15" table:formula="of:=([.C8]-[.B8])/([.C7]-[.B7])" office:value-type="float" office:value="97.37">
            <text:p>97,37</text:p>
          </table:table-cell>
          <table:table-cell table:style-name="ce15" table:formula="of:=([.D8]-[.C8])/([.D7]-[.C7])" office:value-type="float" office:value="2.5">
            <text:p>2,50</text:p>
          </table:table-cell>
          <table:table-cell table:style-name="ce15" table:formula="of:=([.E8]-[.D8])/([.E7]-[.D7])" office:value-type="float" office:value="1">
            <text:p>1,00</text:p>
          </table:table-cell>
          <table:table-cell table:style-name="ce15" table:formula="of:=([.F8]-[.E8])/([.F7]-[.E7])" office:value-type="float" office:value="0.333333333333333">
            <text:p>0,33</text:p>
          </table:table-cell>
          <table:table-cell table:style-name="ce15" table:formula="of:=([.G8]-[.F8])/([.G7]-[.F7])" office:value-type="float" office:value="0.4">
            <text:p>0,40</text:p>
          </table:table-cell>
          <table:table-cell table:style-name="ce15" table:formula="of:=([.H8]-[.G8])/([.H7]-[.G7])" office:value-type="float" office:value="0.2">
            <text:p>0,20</text:p>
          </table:table-cell>
          <table:table-cell table:style-name="ce22" table:formula="of:=([.I8]-[.H8])/([.I7]-[.H7])" office:value-type="float" office:value="0.2">
            <text:p>0,20</text:p>
          </table:table-cell>
          <table:table-cell table:style-name="ce15" table:formula="of:=([.J8]-[.I8])/([.J7]-[.I7])" office:value-type="float" office:value="0.2">
            <text:p>0,20</text:p>
          </table:table-cell>
          <table:table-cell table:style-name="ce15" table:formula="of:=([.K8]-[.J8])/([.K7]-[.J7])" office:value-type="float" office:value="0.4">
            <text:p>0,40</text:p>
          </table:table-cell>
          <table:table-cell table:style-name="ce15" table:formula="of:=([.L8]-[.K8])/([.L7]-[.K7])" office:value-type="float" office:value="0.2">
            <text:p>0,20</text:p>
          </table:table-cell>
          <table:table-cell table:style-name="ce29"/>
          <table:table-cell table:number-columns-repeated="15"/>
        </table:table-row>
        <table:table-row table:style-name="ro4">
          <table:table-cell table:style-name="Default">
            <draw:frame table:end-cell-address="Лист1.H35" table:end-x="1.052cm" table:end-y="0.183cm" draw:z-index="0" draw:style-name="gr1" draw:text-style-name="P1" svg:width="11cm" svg:height="11cm" svg:x="0.21cm" svg:y="0.209cm">
              <draw:object draw:notify-on-update-of-ranges="Лист1.B2:Лист1.L2 Лист1.A2:Лист1.A2 Лист1.B1:Лист1.L1 Лист1.B3:Лист1.L3 Лист1.A3:Лист1.A3 Лист1.B1:Лист1.L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  <table:table-cell/>
          <table:table-cell table:style-name="Default">
            <draw:frame table:end-cell-address="Лист1.P35" table:end-x="1.09cm" table:end-y="0.182cm" draw:z-index="1" draw:style-name="gr1" draw:text-style-name="P1" svg:width="12cm" svg:height="11cm" svg:x="0.313cm" svg:y="0.208cm">
              <draw:object draw:notify-on-update-of-ranges="Лист1.B7:Лист1.L7 Лист1.A8:Лист1.A8 Лист1.B8:Лист1.L8 Лист1.B7:Лист1.L7 Лист1.A9:Лист1.A9 Лист1.B9:Лист1.L9 Лист1.B7:Лист1.L7 Лист1.A10:Лист1.A10 Лист1.B10:Лист1.L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3"/>
          <table:table-cell table:number-columns-repeated="15"/>
        </table:table-row>
        <table:table-row table:style-name="ro4">
          <table:table-cell table:style-name="Default" table:number-columns-repeated="7"/>
          <table:table-cell/>
          <table:table-cell table:style-name="Default" table:number-columns-repeated="4"/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scientific-number number:decimal-places="0" number:min-integer-digits="1" number:min-exponent-digits="1"/>
    </number:number-style>
    <number:number-style style:name="N109">
      <number:scientific-number number:decimal-places="0" number:min-integer-digits="2" number:min-exponent-digits="1"/>
    </number:number-style>
    <number:number-style style:name="N110">
      <number:scientific-number number:decimal-places="0" number:min-integer-digits="2" number:min-exponent-digits="1"/>
      <number:text>.</number:text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20.10.2015</text:date>, <text:time>14:05:0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10-06T12:50:15.09</meta:creation-date>
    <meta:generator>OpenOffice/4.1.1$Win32 OpenOffice.org_project/411m6$Build-9775</meta:generator>
    <dc:date>2015-10-20T14:05:05.42</dc:date>
    <dc:creator>Егор Клёнин</dc:creator>
    <meta:editing-duration>PT15H8S</meta:editing-duration>
    <meta:editing-cycles>18</meta:editing-cycles>
    <meta:document-statistic meta:table-count="1" meta:cell-count="1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001cm" svg:height="11.001cm" xlink:href=".." xlink:type="simple" chart:class="chart:scatter" chart:style-name="ch1">
        <chart:title svg:x="2.903cm" svg:y="0.356cm" chart:style-name="ch2">
          <text:p>Входные характеристики</text:p>
        </chart:title>
        <chart:legend chart:legend-position="bottom" svg:x="2.315cm" svg:y="9.769cm" style:legend-expansion="wide" chart:style-name="ch3"/>
        <chart:plot-area chart:style-name="ch4" table:cell-range-address="Лист1.A2:Лист1.L2 Лист1.B1:Лист1.L1 Лист1.A3:Лист1.A3" chart:data-source-has-labels="column" svg:x="0.447cm" svg:y="1.791cm" svg:width="10.104cm" svg:height="7.787cm">
          <chartooo:coordinate-region svg:x="1.254cm" svg:y="2.004cm" svg:width="9.057cm" svg:height="6.901cm"/>
          <chart:axis chart:dimension="x" chart:name="primary-x" chart:style-name="ch5">
            <chart:title svg:x="9.142cm" svg:y="8.322cm" chart:style-name="ch6">
              <text:p>UБЭ, B</text:p>
            </chart:title>
            <chart:grid chart:style-name="ch7" chart:class="major"/>
          </chart:axis>
          <chart:axis chart:dimension="y" chart:name="primary-y" chart:style-name="ch8">
            <chart:title svg:x="1.257cm" svg:y="1.419cm" chart:style-name="ch6">
              <text:p>IБ, мкА</text:p>
            </chart:title>
            <chart:grid chart:style-name="ch7" chart:class="major"/>
          </chart:axis>
          <chart:series chart:style-name="ch9" chart:values-cell-range-address="Лист1.B1:Лист1.L1" chart:label-cell-address="Лист1.A2:Лист1.A2" chart:class="chart:scatter">
            <chart:domain table:cell-range-address="Лист1.B2:Лист1.L2"/>
            <chart:data-point chart:repeated="11"/>
          </chart:series>
          <chart:series chart:style-name="ch10" chart:values-cell-range-address="Лист1.B1:Лист1.L1" chart:label-cell-address="Лист1.A3:Лист1.A3" chart:class="chart:scatter">
            <chart:domain table:cell-range-address="Лист1.B3:Лист1.L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0.471">
                <text:p>0.471</text:p>
                <draw:g>
                  <svg:desc>Лист1.B2:Лист1.L2</svg:desc>
                </draw:g>
              </table:table-cell>
              <table:table-cell office:value-type="float" office:value="0.493">
                <text:p>0.493</text:p>
              </table:table-cell>
              <table:table-cell office:value-type="float" office:value="0.538">
                <text:p>0.538</text:p>
              </table:table-cell>
              <table:table-cell office:value-type="float" office:value="0.556">
                <text:p>0.556</text:p>
              </table:table-cell>
              <table:table-cell office:value-type="float" office:value="0.575">
                <text:p>0.575</text:p>
              </table:table-cell>
              <table:table-cell office:value-type="float" office:value="0.599">
                <text:p>0.599</text:p>
              </table:table-cell>
              <table:table-cell office:value-type="float" office:value="0.617">
                <text:p>0.617</text:p>
              </table:table-cell>
              <table:table-cell office:value-type="float" office:value="0.636">
                <text:p>0.636</text:p>
              </table:table-cell>
              <table:table-cell office:value-type="float" office:value="0.648">
                <text:p>0.648</text:p>
              </table:table-cell>
              <table:table-cell office:value-type="float" office:value="0.657">
                <text:p>0.657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UБЭ , B
при UКЭ = 0</text:p>
                <draw:g>
                  <svg:desc>Лист1.A2:Лист1.A2</svg:desc>
                </draw:g>
              </table:table-cell>
              <table:table-cell office:value-type="float" office:value="0.5">
                <text:p>0.5</text:p>
                <draw:g>
                  <svg:desc>Лист1.B1:Лист1.L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Строка 3</text:p>
                <draw:g>
                  <svg:desc/>
                </draw:g>
              </table:table-cell>
              <table:table-cell office:value-type="float" office:value="0.594">
                <text:p>0.594</text:p>
                <draw:g>
                  <svg:desc>Лист1.B3:Лист1.L3</svg:desc>
                </draw:g>
              </table:table-cell>
              <table:table-cell office:value-type="float" office:value="0.621">
                <text:p>0.621</text:p>
              </table:table-cell>
              <table:table-cell office:value-type="float" office:value="0.674">
                <text:p>0.674</text:p>
              </table:table-cell>
              <table:table-cell office:value-type="float" office:value="0.695">
                <text:p>0.695</text:p>
              </table:table-cell>
              <table:table-cell office:value-type="float" office:value="0.715">
                <text:p>0.715</text:p>
              </table:table-cell>
              <table:table-cell office:value-type="float" office:value="0.742">
                <text:p>0.742</text:p>
              </table:table-cell>
              <table:table-cell office:value-type="float" office:value="0.762">
                <text:p>0.762</text:p>
              </table:table-cell>
              <table:table-cell office:value-type="float" office:value="0.783">
                <text:p>0.783</text:p>
              </table:table-cell>
              <table:table-cell office:value-type="float" office:value="0.795">
                <text:p>0.795</text:p>
              </table:table-cell>
              <table:table-cell office:value-type="float" office:value="0.804">
                <text:p>0.804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UБЭ , B
при UКЭ = 15</text:p>
                <draw:g>
                  <svg:desc>Лист1.A3:Лист1.A3</svg:desc>
                </draw:g>
              </table:table-cell>
              <table:table-cell office:value-type="float" office:value="0.5">
                <text:p>0.5</text:p>
                <draw:g>
                  <svg:desc>Лист1.B1:Лист1.L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25cm" chart:symbol-height="0.25cm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/>
      <style:graphic-properties svg:stroke-width="0.05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01cm" svg:height="11.001cm" xlink:href=".." xlink:type="simple" chart:class="chart:scatter" chart:style-name="ch1">
        <chart:title svg:x="3.244cm" svg:y="0.356cm" chart:style-name="ch2">
          <text:p>Выходные характеристики</text:p>
        </chart:title>
        <chart:legend chart:legend-position="bottom" svg:x="0.25cm" svg:y="9.769cm" style:legend-expansion="wide" chart:style-name="ch3"/>
        <chart:plot-area chart:style-name="ch4" table:cell-range-address="Лист1.B7:Лист1.L10 Лист1.A8:Лист1.A10" chart:data-source-has-labels="column" svg:x="0.432cm" svg:y="1.792cm" svg:width="11.084cm" svg:height="7.679cm">
          <chartooo:coordinate-region svg:x="1.053cm" svg:y="2.005cm" svg:width="10.276cm" svg:height="6.793cm"/>
          <chart:axis chart:dimension="x" chart:name="primary-x" chart:style-name="ch5">
            <chart:title svg:x="10.184cm" svg:y="8.213cm" chart:style-name="ch6">
              <text:p>UКЭ, B</text:p>
            </chart:title>
            <chart:grid chart:style-name="ch7" chart:class="major"/>
          </chart:axis>
          <chart:axis chart:dimension="y" chart:name="primary-y" chart:style-name="ch5">
            <chart:title svg:x="1.053cm" svg:y="1.419cm" chart:style-name="ch6">
              <text:p>IК, мА</text:p>
            </chart:title>
            <chart:grid chart:style-name="ch7" chart:class="major"/>
          </chart:axis>
          <chart:series chart:style-name="ch8" chart:values-cell-range-address="Лист1.B8:Лист1.L8" chart:label-cell-address="Лист1.A8:Лист1.A8" chart:class="chart:scatter">
            <chart:domain table:cell-range-address="Лист1.B7:Лист1.L7"/>
            <chart:data-point chart:repeated="11"/>
          </chart:series>
          <chart:series chart:style-name="ch9" chart:values-cell-range-address="Лист1.B9:Лист1.L9" chart:label-cell-address="Лист1.A9:Лист1.A9" chart:class="chart:scatter">
            <chart:data-point chart:repeated="11"/>
          </chart:series>
          <chart:series chart:style-name="ch10" chart:values-cell-range-address="Лист1.B10:Лист1.L10" chart:label-cell-address="Лист1.A10:Лист1.A10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Строка 7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Лист1.B7:Лист1.L7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IК , мА
при IБ = 100 мкА</text:p>
                <draw:g>
                  <svg:desc>Лист1.A8:Лист1.A8</svg:desc>
                </draw:g>
              </table:table-cell>
              <table:table-cell office:value-type="float" office:value="3.263">
                <text:p>3.263</text:p>
                <draw:g>
                  <svg:desc>Лист1.B8:Лист1.L8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IК , мА
при IБ = 300 мкА</text:p>
                <draw:g>
                  <svg:desc>Лист1.A9:Лист1.A9</svg:desc>
                </draw:g>
              </table:table-cell>
              <table:table-cell office:value-type="float" office:value="6.631">
                <text:p>6.631</text:p>
                <draw:g>
                  <svg:desc>Лист1.B9:Лист1.L9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IК , мА
при IБ = 500 мкА</text:p>
                <draw:g>
                  <svg:desc>Лист1.A10:Лист1.A10</svg:desc>
                </draw:g>
              </table:table-cell>
              <table:table-cell office:value-type="float" office:value="8.709">
                <text:p>8.709</text:p>
                <draw:g>
                  <svg:desc>Лист1.B10:Лист1.L10</svg:desc>
                </draw:g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